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4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VICOLA VIRGEN DEL CISNE S.A.C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MACHE PACCO MONIC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ATO PEKIN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5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1655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1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5:5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7:05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49:17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